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238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ta1" style:family="table" style:master-page-name="PageStyle_5f_1er_20_tr_20_200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36">
      <style:table-cell-properties fo:border-bottom="0.035cm solid #000000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9cm double #000000" style:border-line-width-right="0.002cm 0.035cm 0.002cm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9cm double #000000" style:border-line-width="0.002cm 0.035cm 0.002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" style:family="table-cell" style:parent-style-name="Default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" style:family="text">
      <style:text-properties fo:color="#ff6600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ynthèse annuell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12" table:default-cell-style-name="ce6"/>
        <table:table-column table:style-name="co3" table:default-cell-style-name="ce2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34" table:default-cell-style-name="ce6"/>
        <table:table-column table:style-name="co6" table:number-columns-repeated="91" table:default-cell-style-name="Default"/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Crèch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19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4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20" office:value-type="string">
            <text:p>&lt;creche(2)&gt;</text:p>
          </table:table-cell>
          <table:table-cell table:style-name="ce22" office:value-type="string">
            <text:p>&lt;creche(3)&gt;</text:p>
          </table:table-cell>
          <table:table-cell table:style-name="ce22" office:value-type="string">
            <text:p>&lt;creche(4)&gt;</text:p>
          </table:table-cell>
          <table:table-cell table:style-name="ce22" office:value-type="string">
            <text:p>&lt;creche(5)&gt;</text:p>
          </table:table-cell>
          <table:table-cell table:style-name="ce22" office:value-type="string">
            <text:p>&lt;creche(6)&gt;</text:p>
          </table:table-cell>
          <table:table-cell table:style-name="ce22" office:value-type="string">
            <text:p>&lt;creche(7)&gt;</text:p>
          </table:table-cell>
          <table:table-cell table:style-name="ce22" office:value-type="string">
            <text:p>&lt;creche(8)&gt;</text:p>
          </table:table-cell>
          <table:table-cell table:style-name="ce22" office:value-type="string">
            <text:p>&lt;creche(9)&gt;</text:p>
          </table:table-cell>
          <table:table-cell table:style-name="ce22" office:value-type="string">
            <text:p>&lt;creche(10)&gt;</text:p>
          </table:table-cell>
          <table:table-cell table:style-name="ce22" office:value-type="string">
            <text:p>&lt;creche(11)&gt;</text:p>
          </table:table-cell>
          <table:table-cell table:style-name="ce22" office:value-type="string">
            <text:p>&lt;crech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1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8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2">
          <table:table-cell table:style-name="Default" table:number-columns-repeated="17"/>
          <table:table-cell table:number-columns-repeated="14"/>
          <table:table-cell table:style-name="Default" table:number-columns-repeated="134"/>
          <table:table-cell table:number-columns-repeated="91"/>
        </table:table-row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Halte-garderi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21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5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8" office:value-type="string">
            <text:p>&lt;halte(1)&gt;</text:p>
          </table:table-cell>
          <table:table-cell table:style-name="ce18" office:value-type="string">
            <text:p>&lt;halte(2)&gt;</text:p>
          </table:table-cell>
          <table:table-cell table:style-name="ce23" office:value-type="string">
            <text:p>&lt;halte(3)&gt;</text:p>
          </table:table-cell>
          <table:table-cell table:style-name="ce23" office:value-type="string">
            <text:p>&lt;halte(4)&gt;</text:p>
          </table:table-cell>
          <table:table-cell table:style-name="ce18" office:value-type="string">
            <text:p>&lt;halte(5)&gt;</text:p>
          </table:table-cell>
          <table:table-cell table:style-name="ce23" office:value-type="string">
            <text:p>&lt;halte(6)&gt;</text:p>
          </table:table-cell>
          <table:table-cell table:style-name="ce23" office:value-type="string">
            <text:p>&lt;halte(7)&gt;</text:p>
          </table:table-cell>
          <table:table-cell table:style-name="ce18" office:value-type="string">
            <text:p>&lt;halte(8)&gt;</text:p>
          </table:table-cell>
          <table:table-cell table:style-name="ce23" office:value-type="string">
            <text:p>&lt;halte(9)&gt;</text:p>
          </table:table-cell>
          <table:table-cell table:style-name="ce23" office:value-type="string">
            <text:p>&lt;halte(10)&gt;</text:p>
          </table:table-cell>
          <table:table-cell table:style-name="ce18" office:value-type="string">
            <text:p>&lt;halte(11)&gt;</text:p>
          </table:table-cell>
          <table:table-cell table:style-name="ce24" office:value-type="string">
            <text:p>&lt;halt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6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9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6" table:number-rows-repeated="8">
          <table:table-cell table:number-columns-repeated="256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mplate" table:style-name="ta1" table:print-ranges="Template.A1:Template.IV19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6" table:number-columns-repeated="130" table:default-cell-style-name="ce6"/>
        <table:table-column table:style-name="co6" table:number-columns-repeated="114" table:default-cell-style-name="Default"/>
        <table:table-row table:style-name="ro7">
          <table:table-cell table:style-name="ce1" office:value-type="string" table:number-columns-spanned="12" table:number-rows-spanned="1">
            <text:p>&lt;trimestre&gt; TRIMESTRE &lt;annee&gt;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 table:number-columns-repeated="130"/>
          <table:table-cell table:number-columns-repeated="114"/>
        </table:table-row>
        <table:table-row table:style-name="ro2"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 table:number-columns-repeated="130"/>
          <table:table-cell table:number-columns-repeated="114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 table:number-columns-repeated="130"/>
          <table:table-cell table:number-columns-repeated="114"/>
        </table:table-row>
        <table:table-row table:style-name="ro1"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 table:number-columns-repeated="130"/>
          <table:table-cell table:number-columns-repeated="11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 table:number-columns-repeated="244"/>
        </table:table-row>
        <table:table-row table:style-name="ro8"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244"/>
        </table:table-row>
        <table:table-row table:style-name="ro10"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 table:number-columns-repeated="244"/>
        </table:table-row>
        <table:table-row table:style-name="ro1"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246"/>
        </table:table-row>
        <table:table-row table:style-name="ro1"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246"/>
        </table:table-row>
        <table:table-row table:style-name="ro1"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246"/>
        </table:table-row>
        <table:table-row table:style-name="ro1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style-name="ce37"/>
          <table:table-cell table:number-columns-repeated="255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5"/>
          <table:table-cell table:style-name="Default"/>
          <table:table-cell table:number-columns-repeated="250"/>
        </table:table-row>
        <table:table-row table:style-name="ro6" table:number-rows-repeated="9">
          <table:table-cell table:number-columns-repeated="256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number-style style:name="N136P0" style:volatile="true">
      <number:number number:decimal-places="0" number:min-integer-digits="1" number:grouping="true"/>
      <number:text> $</number:text>
    </number:number-style>
    <number:number-style style:name="N136">
      <number:text>-</number:text>
      <number:number number:decimal-places="0" number:min-integer-digits="1" number:grouping="true"/>
      <number:text> $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$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$</number:text>
    </number:number-style>
    <number:number-style style:name="N139">
      <number:text>-</number:text>
      <number:number number:decimal-places="2" number:min-integer-digits="1" number:grouping="true"/>
      <number:text> $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$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$ </number:text>
    </number:number-style>
    <number:number-style style:name="N144P1" style:volatile="true">
      <number:text>-</number:text>
      <number:number number:decimal-places="0" number:min-integer-digits="1" number:grouping="true"/>
      <number:text> $ </number:text>
    </number:number-style>
    <number:number-style style:name="N144P2" style:volatile="true">
      <number:text> - $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$ </number:text>
    </number:number-style>
    <number:number-style style:name="N148P1" style:volatile="true">
      <number:text>-</number:text>
      <number:number number:decimal-places="2" number:min-integer-digits="1" number:grouping="true"/>
      <number:text> $ </number:text>
    </number:number-style>
    <number:number-style style:name="N148P2" style:volatile="true">
      <number:text> -</number:text>
      <number:number number:decimal-places="0" number:min-integer-digits="0"/>
      <number:text> $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9%" style:writing-mode="lr-tb"/>
      <style:header-style>
        <style:header-footer-properties fo:min-height="0.75cm" fo:margin-left="0.9cm" fo:margin-right="0.9cm" fo:margin-bottom="0.349cm"/>
      </style:header-style>
      <style:footer-style>
        <style:header-footer-properties fo:min-height="0.4cm" fo:margin-left="0cm" fo:margin-right="0cm" fo:margin-top="0cm"/>
      </style:footer-style>
    </style:page-layout>
    <style:page-layout style:name="pm4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4%" style:writing-mode="lr-tb">
        <style:background-image/>
      </style:page-layout-properties>
      <style:header-style>
        <style:header-footer-properties fo:min-height="0.75cm" fo:margin-left="0cm" fo:margin-right="0cm" fo:margin-bottom="0.4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pm5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6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3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style:font-size-asian="8pt" style:font-style-asian="normal" style:font-name-complex="Arial1" style:font-size-complex="8pt" style:font-style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1">31/10/2008</text:date>, <text:time>21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r_20_2005" style:display-name="PageStyle_1er tr 2005" style:page-layout-name="pm3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&lt;nom-creche&gt;</text:span></text:p>
          <text:p><text:span text:style-name="T1">&lt;adresse-creche&gt; - &lt;code-postal-creche&gt; &lt;ville-creche&gt;</text:span></text:p>
          <text:p><text:span text:style-name="T1">Capacité : &lt;capacite&gt;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  <style:region-right>
          <text:p><text:span text:style-name="T4">BHB </text:span><text:span text:style-name="T4"><text:page-number>1</text:page-number></text:span></text:p>
        </style:region-right>
      </style:footer-left>
    </style:master-page>
    <style:master-page style:name="PageStyle_5f_2è_20_tr_20_2005" style:display-name="PageStyle_2è tr 2005" style:page-layout-name="pm4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  <style:master-page style:name="PageStyle_5f_3è_20_tr_20_2005" style:display-name="PageStyle_3è tr 2005" style:page-layout-name="pm5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  <style:master-page style:name="PageStyle_5f_4è_20_tr_20_2005" style:display-name="PageStyle_4è tr 2005" style:page-layout-name="pm6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ille de Rennes</meta:initial-creator>
    <meta:creation-date>2004-11-18T15:14:54</meta:creation-date>
    <dc:date>2008-10-31T21:49:57</dc:date>
    <meta:print-date>2005-04-20T12:30:06</meta:print-date>
    <dc:language>fr-FR</dc:language>
    <meta:editing-cycles>62</meta:editing-cycles>
    <meta:editing-duration>PT10H38M43S</meta:editing-duration>
    <meta:user-defined meta:name="Info 1"/>
    <meta:user-defined meta:name="Info 2"/>
    <meta:user-defined meta:name="Info 3"/>
    <meta:user-defined meta:name="Info 4"/>
    <meta:document-statistic meta:table-count="2" meta:cell-count="212"/>
  </office:meta>
</office:document-meta>
</file>